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0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350" calcext:value-type="currency" table:number-columns-spanned="2" table:number-rows-spanned="2">
            <text:p>$1,35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11-01" calcext:value-type="date">
            <text:p>11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1-01" calcext:value-type="date">
            <text:p>11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11-01" calcext:value-type="date">
            <text:p>11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1-19" calcext:value-type="date">
            <text:p>11/19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20" calcext:value-type="currency">
            <text:p>$1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350" calcext:value-type="currency">
            <text:p>$1,3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0-19T18:21:10.130344189</dc:date>
    <meta:editing-cycles>63</meta:editing-cycles>
    <meta:editing-duration>PT4H20M50S</meta:editing-duration>
    <meta:generator>LibreOffice/7.4.7.2$Linux_AARCH64 LibreOffice_project/40$Build-2</meta:generator>
    <meta:document-statistic meta:table-count="1" meta:cell-count="44" meta:object-count="1"/>
  </office:meta>
</office:document-meta>
</file>